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26in"/>
    </style:style>
    <style:style style:name="co2" style:family="table-column">
      <style:table-column-properties fo:break-before="auto" style:column-width="4.4591in"/>
    </style:style>
    <style:style style:name="co3" style:family="table-column">
      <style:table-column-properties fo:break-before="auto" style:column-width="1.6909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diagonal-bl-tr="none" style:diagonal-tl-br="none" fo:border="0.74pt solid #666666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4pt" style:font-size-asian="14pt" style:font-size-complex="14pt"/>
    </style:style>
    <style:style style:name="ce6" style:family="table-cell" style:parent-style-name="Default">
      <style:table-cell-properties style:diagonal-bl-tr="none" style:diagonal-tl-br="none" fo:background-color="transparent" fo:border="0.74pt solid #666666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74pt solid #666666" fo:background-color="#b2b2b2" style:diagonal-bl-tr="none" style:diagonal-tl-br="none" fo:border-left="none" fo:border-right="0.74pt solid #666666" fo:border-top="0.74pt solid #666666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0.74pt solid #666666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4">
      <style:table-cell-properties fo:border-bottom="0.74pt solid #666666" style:diagonal-bl-tr="none" style:diagonal-tl-br="none" style:text-align-source="fix" style:repeat-content="false" fo:background-color="transparent" fo:border-left="none" fo:border-right="0.74pt solid #666666" fo:border-top="none"/>
      <style:paragraph-properties fo:text-align="end" fo:margin-left="0in"/>
      <style:text-properties fo:font-size="14pt" style:font-size-asian="14pt" style:font-size-complex="14pt"/>
    </style:style>
    <style:style style:name="ce15" style:family="table-cell" style:parent-style-name="Default" style:data-style-name="N104">
      <style:table-cell-properties fo:border-bottom="0.74pt solid #666666" fo:background-color="#eeeeee" style:diagonal-bl-tr="none" style:diagonal-tl-br="none" style:text-align-source="fix" style:repeat-content="false" fo:border-left="none" fo:border-right="0.74pt solid #666666" fo:border-top="none"/>
      <style:paragraph-properties fo:text-align="end" fo:margin-left="0in"/>
      <style:text-properties fo:font-size="14pt" style:font-size-asian="14pt" style:font-size-complex="14pt"/>
    </style:style>
    <style:style style:name="ce16" style:family="table-cell" style:parent-style-name="Default" style:data-style-name="N104">
      <style:table-cell-properties fo:border-bottom="0.74pt solid #666666" fo:background-color="#b2b2b2" style:diagonal-bl-tr="none" style:diagonal-tl-br="none" style:text-align-source="fix" style:repeat-content="false" fo:border-left="none" fo:border-right="0.74pt solid #666666" fo:border-top="none"/>
      <style:paragraph-properties fo:text-align="end" fo:margin-left="0in"/>
      <style:text-properties fo:font-size="14pt" style:font-size-asian="14pt" style:font-size-complex="14pt"/>
    </style:style>
    <style:style style:name="ce17" style:family="table-cell" style:parent-style-name="Default" style:data-style-name="N104">
      <style:table-cell-properties fo:border-bottom="0.74pt solid #666666" style:diagonal-bl-tr="none" style:diagonal-tl-br="none" style:text-align-source="fix" style:repeat-content="false" fo:background-color="transparent" fo:border-left="none" fo:border-right="0.74pt solid #666666" fo:border-top="0.74pt solid #666666"/>
      <style:paragraph-properties fo:text-align="end" fo:margin-left="0in"/>
      <style:text-properties fo:font-size="14pt" style:font-size-asian="14pt" style:font-size-complex="14pt"/>
    </style:style>
    <style:style style:name="ce18" style:family="table-cell" style:parent-style-name="Default" style:data-style-name="N104">
      <style:table-cell-properties fo:background-color="#ffd7d7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04">
      <style:table-cell-properties fo:border-bottom="0.74pt solid #666666" fo:background-color="#b2b2b2" style:diagonal-bl-tr="none" style:diagonal-tl-br="none" style:text-align-source="fix" style:repeat-content="false" fo:border-left="none" fo:border-right="0.74pt solid #666666" fo:border-top="0.74pt solid #666666"/>
      <style:paragraph-properties fo:text-align="end" fo:margin-left="0in"/>
      <style:text-properties fo:font-size="14pt" style:font-size-asian="14pt" style:font-size-complex="14pt"/>
    </style:style>
    <style:style style:name="ce21" style:family="table-cell" style:parent-style-name="Default" style:data-style-name="N104">
      <style:table-cell-properties fo:background-color="#bbe33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b2b2b2" style:diagonal-bl-tr="none" style:diagonal-tl-br="none" style:text-align-source="fix" style:repeat-content="false" fo:border="0.74pt solid #666666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0">
      <style:table-cell-properties fo:border-bottom="0.74pt solid #666666" style:diagonal-bl-tr="none" style:diagonal-tl-br="none" style:text-align-source="fix" style:repeat-content="false" fo:background-color="transparent" fo:border-left="0.74pt solid #666666" fo:border-right="0.74pt solid #666666" fo:border-top="none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 style:data-style-name="N10">
      <style:table-cell-properties fo:border-bottom="0.74pt solid #666666" fo:background-color="#eeeeee" style:diagonal-bl-tr="none" style:diagonal-tl-br="none" style:text-align-source="fix" style:repeat-content="false" fo:border-left="0.74pt solid #666666" fo:border-right="0.74pt solid #666666" fo:border-top="non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 style:data-style-name="N10">
      <style:table-cell-properties style:diagonal-bl-tr="none" style:diagonal-tl-br="none" style:text-align-source="fix" style:repeat-content="false" fo:background-color="transparent" fo:border="0.74pt solid #666666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2"/>
        <table:table-column table:style-name="co5" table:default-cell-style-name="ce22"/>
        <table:table-column table:style-name="co6" table:number-columns-repeated="16378" table:default-cell-style-name="ce2"/>
        <table:table-row table:style-name="ro1">
          <table:table-cell table:style-name="ce1" office:value-type="string" calcext:value-type="string">
            <text:p>Unit Cost of the Ladybug Mixer</text:p>
          </table:table-cell>
          <table:table-cell table:style-name="Default"/>
          <table:table-cell table:style-name="ce1"/>
          <table:table-cell table:number-columns-repeated="16381"/>
        </table:table-row>
        <table:table-row table:style-name="ro1">
          <table:table-cell table:number-columns-repeated="3"/>
          <table:table-cell table:style-name="Default"/>
          <table:table-cell table:style-name="ce19" office:value-type="string" calcext:value-type="string" table:number-columns-spanned="2" table:number-rows-spanned="1">
            <text:p>Version 2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Description</text:p>
          </table:table-cell>
          <table:table-cell table:style-name="ce7" office:value-type="string" calcext:value-type="string">
            <text:p>Vendor</text:p>
          </table:table-cell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table:style-name="ce23" office:value-type="string" calcext:value-type="string">
            <text:p>V2 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string" calcext:value-type="string">
            <text:p>PCB + assembly</text:p>
          </table:table-cell>
          <table:table-cell table:style-name="ce8" office:value-type="string" calcext:value-type="string">
            <text:p>JLCPCB</text:p>
          </table:table-cell>
          <table:table-cell table:style-name="ce14" table:formula="of:=120.26/5" office:value-type="currency" office:currency="USD" office:value="24.052" calcext:value-type="currency">
            <text:p>$24.05</text:p>
          </table:table-cell>
          <table:table-cell table:style-name="ce14" table:formula="of:=103.46/5" office:value-type="currency" office:currency="USD" office:value="20.692" calcext:value-type="currency">
            <text:p>$20.69</text:p>
          </table:table-cell>
          <table:table-cell table:style-name="ce24" table:formula="of:=SUM([.$E$4:.E4])/[.$E$19]" office:value-type="percentage" office:value="0.324764014721352" calcext:value-type="percentage">
            <text:p>32%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knobs</text:p>
          </table:table-cell>
          <table:table-cell table:style-name="ce9" office:value-type="string" calcext:value-type="string">
            <text:p>Love My Switches</text:p>
          </table:table-cell>
          <table:table-cell table:style-name="ce15" table:formula="of:=18.93-1.62" office:value-type="currency" office:currency="USD" office:value="17.31" calcext:value-type="currency">
            <text:p>$17.31</text:p>
          </table:table-cell>
          <table:table-cell table:style-name="ce15" table:formula="of:=18.93-1.62" office:value-type="currency" office:currency="USD" office:value="17.31" calcext:value-type="currency">
            <text:p>$17.31</text:p>
          </table:table-cell>
          <table:table-cell table:style-name="ce25" table:formula="of:=SUM([.$E$4:.E5])/[.$E$19]" office:value-type="percentage" office:value="0.596447036895458" calcext:value-type="percentage">
            <text:p>60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string" calcext:value-type="string">
            <text:p>Neutrik male XLR + 2 female combo XLR + screws</text:p>
          </table:table-cell>
          <table:table-cell table:style-name="ce8" office:value-type="string" calcext:value-type="string">
            <text:p>Full Compass</text:p>
          </table:table-cell>
          <table:table-cell table:style-name="ce14" table:formula="of:=23.7/2" office:value-type="currency" office:currency="USD" office:value="11.85" calcext:value-type="currency">
            <text:p>$11.85</text:p>
          </table:table-cell>
          <table:table-cell table:style-name="ce14" table:formula="of:=23.7/2" office:value-type="currency" office:currency="USD" office:value="11.85" calcext:value-type="currency">
            <text:p>$11.85</text:p>
          </table:table-cell>
          <table:table-cell table:style-name="ce24" table:formula="of:=SUM([.$E$4:.E6])/[.$E$19]" office:value-type="percentage" office:value="0.782434547742549" calcext:value-type="percentage">
            <text:p>78%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3.5mm jacks (4)</text:p>
          </table:table-cell>
          <table:table-cell table:style-name="ce9" office:value-type="string" calcext:value-type="string">
            <text:p>Amazon</text:p>
          </table:table-cell>
          <table:table-cell table:style-name="ce15" table:formula="of:=4*0.8" office:value-type="currency" office:currency="USD" office:value="3.2" calcext:value-type="currency">
            <text:p>$3.20</text:p>
          </table:table-cell>
          <table:table-cell table:style-name="ce15" table:formula="of:=4*0.8" office:value-type="currency" office:currency="USD" office:value="3.2" calcext:value-type="currency">
            <text:p>$3.20</text:p>
          </table:table-cell>
          <table:table-cell table:style-name="ce25" table:formula="of:=SUM([.$E$4:.E7])/[.$E$19]" office:value-type="percentage" office:value="0.832659023245561" calcext:value-type="percentage">
            <text:p>83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string" calcext:value-type="string">
            <text:p>potentiometers</text:p>
          </table:table-cell>
          <table:table-cell table:style-name="ce8" office:value-type="string" calcext:value-type="string">
            <text:p>AliExpress</text:p>
          </table:table-cell>
          <table:table-cell table:style-name="ce14" table:formula="of:=(7*2.1+10)" office:value-type="currency" office:currency="USD" office:value="24.7" calcext:value-type="currency">
            <text:p>$24.70</text:p>
          </table:table-cell>
          <table:table-cell table:style-name="ce14" table:formula="of:=9.27*(8/25)" office:value-type="currency" office:currency="USD" office:value="2.9664" calcext:value-type="currency">
            <text:p>$2.97</text:p>
          </table:table-cell>
          <table:table-cell table:style-name="ce24" table:formula="of:=SUM([.$E$4:.E8])/[.$E$19]" office:value-type="percentage" office:value="0.879217112036854" calcext:value-type="percentage">
            <text:p>88%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battery holder</text:p>
          </table:table-cell>
          <table:table-cell table:style-name="ce9" office:value-type="string" calcext:value-type="string">
            <text:p>AliExpress</text:p>
          </table:table-cell>
          <table:table-cell table:style-name="ce15" table:formula="of:=10.5/5" office:value-type="currency" office:currency="USD" office:value="2.1" calcext:value-type="currency">
            <text:p>$2.10</text:p>
          </table:table-cell>
          <table:table-cell table:style-name="ce15" table:formula="of:=10.5/5" office:value-type="currency" office:currency="USD" office:value="2.1" calcext:value-type="currency">
            <text:p>$2.10</text:p>
          </table:table-cell>
          <table:table-cell table:style-name="ce25" table:formula="of:=SUM([.$E$4:.E9])/[.$E$19]" office:value-type="percentage" office:value="0.912176924085705" calcext:value-type="percentage">
            <text:p>91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string" calcext:value-type="string">
            <text:p>JST-PH connectors + wire</text:p>
          </table:table-cell>
          <table:table-cell table:style-name="ce8" office:value-type="string" calcext:value-type="string">
            <text:p>Amazon</text:p>
          </table:table-cell>
          <table:table-cell table:style-name="ce14" table:formula="of:=(1/9)*17" office:value-type="currency" office:currency="USD" office:value="1.88888888888889" calcext:value-type="currency">
            <text:p>$1.89</text:p>
          </table:table-cell>
          <table:table-cell table:style-name="ce14" table:formula="of:=(1/9)*17" office:value-type="currency" office:currency="USD" office:value="1.88888888888889" calcext:value-type="currency">
            <text:p>$1.89</text:p>
          </table:table-cell>
          <table:table-cell table:style-name="ce24" table:formula="of:=SUM([.$E$4:.E10])/[.$E$19]" office:value-type="percentage" office:value="0.941823315875678" calcext:value-type="percentage">
            <text:p>94%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laser cut panels (raw material)</text:p>
          </table:table-cell>
          <table:table-cell table:style-name="ce9" office:value-type="string" calcext:value-type="string">
            <text:p>Amazon</text:p>
          </table:table-cell>
          <table:table-cell table:number-columns-repeated="2" table:style-name="ce15" office:value-type="currency" office:currency="USD" office:value="1.17" calcext:value-type="currency">
            <text:p>$1.17</text:p>
          </table:table-cell>
          <table:table-cell table:style-name="ce25" table:formula="of:=SUM([.$E$4:.E11])/[.$E$19]" office:value-type="percentage" office:value="0.960186639731467" calcext:value-type="percentage">
            <text:p>96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string" calcext:value-type="string">
            <text:p>PLA side panels (raw material)</text:p>
          </table:table-cell>
          <table:table-cell table:style-name="ce8" office:value-type="string" calcext:value-type="string">
            <text:p>Bambu PLA</text:p>
          </table:table-cell>
          <table:table-cell table:style-name="ce14" table:formula="of:=2*0.54" office:value-type="currency" office:currency="USD" office:value="1.08" calcext:value-type="currency">
            <text:p>$1.08</text:p>
          </table:table-cell>
          <table:table-cell table:style-name="ce14" table:formula="of:=2*0.54" office:value-type="currency" office:currency="USD" office:value="1.08" calcext:value-type="currency">
            <text:p>$1.08</text:p>
          </table:table-cell>
          <table:table-cell table:style-name="ce24" table:formula="of:=SUM([.$E$4:.E12])/[.$E$19]" office:value-type="percentage" office:value="0.977137400213733" calcext:value-type="percentage">
            <text:p>98%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power switch</text:p>
          </table:table-cell>
          <table:table-cell table:style-name="ce9" office:value-type="string" calcext:value-type="string">
            <text:p>Amazon</text:p>
          </table:table-cell>
          <table:table-cell table:number-columns-repeated="2" table:style-name="ce15" office:value-type="currency" office:currency="USD" office:value="0.8" calcext:value-type="currency">
            <text:p>$0.80</text:p>
          </table:table-cell>
          <table:table-cell table:style-name="ce25" table:formula="of:=SUM([.$E$4:.E13])/[.$E$19]" office:value-type="percentage" office:value="0.989693519089486" calcext:value-type="percentage">
            <text:p>99%</text:p>
          </table:table-cell>
          <table:table-cell table:style-name="ce1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2-pin jumpers</text:p>
          </table:table-cell>
          <table:table-cell table:style-name="ce8" office:value-type="string" calcext:value-type="string">
            <text:p>Amazon</text:p>
          </table:table-cell>
          <table:table-cell table:style-name="ce16" office:value-type="currency" office:currency="USD" office:value="0" calcext:value-type="currency">
            <text:p>$0.00</text:p>
          </table:table-cell>
          <table:table-cell table:style-name="ce14" table:formula="of:=(10/120)*5" office:value-type="currency" office:currency="USD" office:value="0.416666666666667" calcext:value-type="currency">
            <text:p>$0.42</text:p>
          </table:table-cell>
          <table:table-cell table:style-name="ce24" table:formula="of:=SUM([.$E$4:.E14])/[.$E$19]" office:value-type="percentage" office:value="0.996233164337274" calcext:value-type="percentage">
            <text:p>100%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silicone feet (6mm)</text:p>
          </table:table-cell>
          <table:table-cell table:style-name="ce9" office:value-type="string" calcext:value-type="string">
            <text:p>Amazon</text:p>
          </table:table-cell>
          <table:table-cell table:style-name="ce16" office:value-type="currency" office:currency="USD" office:value="0" calcext:value-type="currency">
            <text:p>$0.00</text:p>
          </table:table-cell>
          <table:table-cell table:style-name="ce15" office:value-type="currency" office:currency="USD" office:value="0.2" calcext:value-type="currency">
            <text:p>$0.20</text:p>
          </table:table-cell>
          <table:table-cell table:style-name="ce25" table:formula="of:=SUM([.$E$4:.E15])/[.$E$19]" office:value-type="percentage" office:value="0.999372194056212" calcext:value-type="percentage">
            <text:p>100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string" calcext:value-type="string">
            <text:p>M2.5 screws for box</text:p>
          </table:table-cell>
          <table:table-cell table:style-name="ce8" office:value-type="string" calcext:value-type="string">
            <text:p>Amazon</text:p>
          </table:table-cell>
          <table:table-cell table:number-columns-repeated="2" table:style-name="ce14" office:value-type="currency" office:currency="USD" office:value="0.02" calcext:value-type="currency">
            <text:p>$0.02</text:p>
          </table:table-cell>
          <table:table-cell table:style-name="ce24" table:formula="of:=SUM([.$E$4:.E16])/[.$E$19]" office:value-type="percentage" office:value="0.999686097028106" calcext:value-type="percentage">
            <text:p>100%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LED</text:p>
          </table:table-cell>
          <table:table-cell table:style-name="ce9" office:value-type="string" calcext:value-type="string">
            <text:p>AliExpress</text:p>
          </table:table-cell>
          <table:table-cell table:number-columns-repeated="2" table:style-name="ce15" office:value-type="currency" office:currency="USD" office:value="0.02" calcext:value-type="currency">
            <text:p>$0.02</text:p>
          </table:table-cell>
          <table:table-cell table:style-name="ce25" table:formula="of:=SUM([.$E$4:.E17])/[.$E$19]" office:value-type="percentage" office:value="1" calcext:value-type="percentage">
            <text:p>100%</text:p>
          </table:table-cell>
          <table:table-cell table:number-columns-repeated="16378"/>
        </table:table-row>
        <table:table-row table:style-name="ro1">
          <table:table-cell/>
          <table:table-cell table:style-name="ce6" office:value-type="string" calcext:value-type="string">
            <text:p>12V power jack</text:p>
          </table:table-cell>
          <table:table-cell table:style-name="ce10" office:value-type="string" calcext:value-type="string">
            <text:p>Amazon</text:p>
          </table:table-cell>
          <table:table-cell table:style-name="ce17" office:value-type="currency" office:currency="USD" office:value="0.7" calcext:value-type="currency">
            <text:p>$0.70</text:p>
          </table:table-cell>
          <table:table-cell table:style-name="ce20" office:value-type="currency" office:currency="USD" office:value="0" calcext:value-type="currency">
            <text:p>$0.00</text:p>
          </table:table-cell>
          <table:table-cell table:style-name="ce26" table:formula="of:=SUM([.$E$4:.E18])/[.$E$19]" office:value-type="percentage" office:value="1" calcext:value-type="percentage">
            <text:p>100%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1" office:value-type="string" calcext:value-type="string">
            <text:p>TOTAL:</text:p>
          </table:table-cell>
          <table:table-cell table:style-name="ce18" table:formula="of:=SUM([.D4:.D18])" office:value-type="currency" office:currency="USD" office:value="88.8908888888889" calcext:value-type="currency">
            <text:p>$88.89</text:p>
          </table:table-cell>
          <table:table-cell table:style-name="ce21" table:formula="of:=SUM([.E4:.E18])" office:value-type="currency" office:currency="USD" office:value="63.7139555555556" calcext:value-type="currency">
            <text:p>$63.7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ll costs include shipping (where applicable)</text:p>
          </table:table-cell>
          <table:table-cell table:number-columns-repeated="16382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4:Sheet1.XFD1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percentage-style style:name="N14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7:38:59.820625304</meta:creation-date>
    <dc:date>2024-03-16T18:32:31.864991228</dc:date>
    <meta:editing-duration>PT53M32S</meta:editing-duration>
    <meta:editing-cycles>1</meta:editing-cycles>
    <meta:document-statistic meta:table-count="1" meta:cell-count="86" meta:object-count="0"/>
    <meta:generator>LibreOffice/7.6.5.2$MacOSX_AARCH64 LibreOffice_project/38d5f62f85355c192ef5f1dd47c5c0c0c6d6598b</meta:generator>
  </office:meta>
</office:document-meta>
</file>